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A00000072010FEEE74DF25BA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60.12mm" fo:margin-left="-1.99mm" table:align="left" style:writing-mode="lr-tb"/>
    </style:style>
    <style:style style:name="Table1.A" style:family="table-column">
      <style:table-column-properties style:column-width="9.58mm"/>
    </style:style>
    <style:style style:name="Table1.B" style:family="table-column">
      <style:table-column-properties style:column-width="32.33mm"/>
    </style:style>
    <style:style style:name="Table1.C" style:family="table-column">
      <style:table-column-properties style:column-width="62.51mm"/>
    </style:style>
    <style:style style:name="Table1.D" style:family="table-column">
      <style:table-column-properties style:column-width="18.13mm"/>
    </style:style>
    <style:style style:name="Table1.E" style:family="table-column">
      <style:table-column-properties style:column-width="28.58mm"/>
    </style:style>
    <style:style style:name="Table1.F" style:family="table-column">
      <style:table-column-properties style:column-width="41.28mm"/>
    </style:style>
    <style:style style:name="Table1.G" style:family="table-column">
      <style:table-column-properties style:column-width="67.7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min-row-height="5.01mm" fo:keep-together="auto"/>
    </style:style>
    <style:style style:name="Table2" style:family="table">
      <style:table-properties style:width="270.05mm" table:align="center" style:writing-mode="lr-tb"/>
    </style:style>
    <style:style style:name="Table2.A" style:family="table-column">
      <style:table-column-properties style:column-width="61.95mm"/>
    </style:style>
    <style:style style:name="Table2.B" style:family="table-column">
      <style:table-column-properties style:column-width="4.94mm"/>
    </style:style>
    <style:style style:name="Table2.C" style:family="table-column">
      <style:table-column-properties style:column-width="55.84mm"/>
    </style:style>
    <style:style style:name="Table2.D" style:family="table-column">
      <style:table-column-properties style:column-width="5.79mm"/>
    </style:style>
    <style:style style:name="Table2.E" style:family="table-column">
      <style:table-column-properties style:column-width="64.66mm"/>
    </style:style>
    <style:style style:name="Table2.F" style:family="table-column">
      <style:table-column-properties style:column-width="6.03mm"/>
    </style:style>
    <style:style style:name="Table2.G" style:family="table-column">
      <style:table-column-properties style:column-width="70.84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officeooo:paragraph-rsid="0012a256"/>
    </style:style>
    <style:style style:name="P11" style:family="paragraph" style:parent-style-name="Standard">
      <style:paragraph-properties fo:margin-top="1.76mm" fo:margin-bottom="0mm" style:contextual-spacing="false" fo:text-align="center" style:justify-single-word="false"/>
    </style:style>
    <style:style style:name="P12" style:family="paragraph" style:parent-style-name="Standard">
      <style:paragraph-properties fo:margin-top="1.76mm" fo:margin-bottom="0mm" style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top="2.12mm" fo:margin-bottom="2.12mm" style:contextual-spacing="false" fo:text-align="center" style:justify-single-word="false"/>
    </style:style>
    <style:style style:name="P14" style:family="paragraph" style:parent-style-name="Standard">
      <style:paragraph-properties fo:margin-top="2.12mm" fo:margin-bottom="2.12mm" style:contextual-spacing="false"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top="2.12mm" fo:margin-bottom="2.12mm" style:contextual-spacing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margin-top="2.12mm" fo:margin-bottom="2.12mm" style:contextual-spacing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2.12mm" fo:margin-bottom="2.12m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2.12mm" fo:margin-bottom="2.12mm" style:contextual-spacing="false" style:snap-to-layout-grid="false"/>
    </style:style>
    <style:style style:name="P19" style:family="paragraph" style:parent-style-name="Standard">
      <style:paragraph-properties fo:margin-top="3.53mm" fo:margin-bottom="0mm" style:contextual-spacing="false"/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mm" fo:margin-bottom="0mm" style:contextual-spacing="false" fo:padding="0mm" fo:border="none"/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2pt"/>
    </style:style>
    <style:style style:name="T3" style:family="text">
      <style:text-properties fo:color="#000000" loext:opacity="100%" style:font-name="Times New Roman1" fo:font-size="12pt" fo:background-color="#ffff00" loext:char-shading-value="0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style:text-position="super 58%" fo:font-weight="bold" style:font-weight-asian="bold"/>
    </style:style>
    <style:style style:name="T7" style:family="text">
      <style:text-properties style:text-position="super 58%" fo:font-size="10pt" style:font-size-asian="10pt" style:font-size-complex="10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use-window-font-color="true" loext:opacity="0%" style:font-name="Times New Roman2" fo:font-size="12pt" fo:language="pl" fo:country="PL" officeooo:rsid="0012a256" fo:background-color="#ffff00" loext:char-shading-value="0" style:font-name-asian="Times New Roman2" style:font-size-asian="12pt" style:font-name-complex="Times New Roman2" style:font-size-complex="12pt" style:language-complex="ar" style:country-complex="SA"/>
    </style:style>
    <style:style style:name="T11" style:family="text">
      <style:text-properties style:use-window-font-color="true" loext:opacity="0%" style:font-name="Times New Roman2" fo:language="pl" fo:country="PL" officeooo:rsid="0014c85e" style:font-name-asian="Times New Roman2" style:font-name-complex="Times New Roman2" style:language-complex="ar" style:country-complex="SA"/>
    </style:style>
    <style:style style:name="T12" style:family="text">
      <style:text-properties officeooo:rsid="0014c85e"/>
    </style:style>
    <style:style style:name="fr1" style:family="graphic" style:parent-style-name="Graphics">
      <style:graphic-properties fo:margin-left="0mm" fo:margin-right="0mm" fo:margin-top="0mm" fo:margin-bottom="0mm" style:vertical-pos="middle" style:vertical-rel="paragraph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ieczęć jednostki organizacyjnej </text:p>
      <text:p text:style-name="P4">Wniosek nr ……/…./202<text:span text:style-name="T11">1</text:span> </text:p>
      <text:p text:style-name="P2"><text:span text:style-name="T5">o realizację dostawy/usługi/robót budowlanych</text:span><text:span text:style-name="T6">*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Lp.</text:p>
          </table:table-cell>
          <table:table-cell table:style-name="Table1.A1" office:value-type="string">
            <text:p text:style-name="P12">Kod CPV</text:p>
          </table:table-cell>
          <table:table-cell table:style-name="Table1.A1" office:value-type="string">
            <text:p text:style-name="P12">Przedmiot wniosku</text:p>
          </table:table-cell>
          <table:table-cell table:style-name="Table1.A1" office:value-type="string">
            <text:p text:style-name="P12">Liczba</text:p>
          </table:table-cell>
          <table:table-cell table:style-name="Table1.A1" office:value-type="string">
            <text:p text:style-name="P11"><text:span text:style-name="T8">Cena netto zł<text:line-break/></text:span><text:span text:style-name="T9">(sumarycznie)</text:span></text:p>
          </table:table-cell>
          <table:table-cell table:style-name="Table1.A1" office:value-type="string">
            <text:p text:style-name="P5">Źródło finansowania</text:p>
            <text:p text:style-name="P5">numer projektu</text:p>
          </table:table-cell>
          <table:table-cell table:style-name="Table1.G1" office:value-type="string">
            <text:p text:style-name="P5">Realizacja</text:p>
            <text:p text:style-name="P5">(nr faktury, data)</text:p>
          </table:table-cell>
        </table:table-row>
        <table:table-row table:style-name="Table1.2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><text:bookmark text:name="_GoBack"/></text:p>
          </table:table-cell>
        </table:table-row>
      </table:table>
      <text:p text:style-name="Standard"/>
      <text:p text:style-name="Standard"><text:span text:style-name="T2">Przedmiot wniosku – poz. </text:span><text:span text:style-name="T3">1</text:span><text:span text:style-name="T1"> –  </text:span><text:span text:style-name="T2">będzie wykorzystywany wyłącznie do prac naukowo badawczych zgodnie z umową nr </text:span><text:span text:style-name="T3">TEAM TECH/2016-1/4</text:span><text:span text:style-name="T1"> </text:span><text:span text:style-name="T2">z dnia </text:span><text:span text:style-name="T3">28.10.2016</text:span><text:span text:style-name="T1"> </text:span><text:span text:style-name="T2">r. podpisaną przez </text:span><text:span text:style-name="T3">prof. M. Kujawińską i Politechnikę Warszawską z Fundacją na rzecz Nauki Polskiej.</text:span></text:p>
      <text:p text:style-name="Standard">Informacja o postępowaniu w sprawie realizacji wniosku (poz. <text:span text:style-name="T10">1</text:span>) powinna / nie powinna<text:span text:style-name="T7">*)</text:span> być zamieszczona w Bazie Konkurencyjności</text:p>
      <text:p text:style-name="P19">Potwierdzam dysponowanie przez wnioskodawcę środkami finansowymi na realizację ww. zadań 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……………………………………..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...…………………………………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1">Data i podpis Pełnomocnika Kwestor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osoby wnioskującej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projektu 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jednostki organizacyjnej </text:p>
          </table:table-cell>
        </table:table-row>
      </table:table>
      <text:p text:style-name="P6"/>
      <text:p text:style-name="P9">Pozycje …………………… nie podlegają ustawie Prawo zamówień publicznych (art. 4. p. 8)</text:p>
      <text:p text:style-name="P9">Dla pozycji …………………….. należy zastosować zapisy Zarządzenia Dziekana nr 4/2020</text:p>
      <text:p text:style-name="P9">Dla pozycji …………………….. należy zastosować zapisy Zarządzenia Dziekana nr 5/2020</text:p>
      <text:p text:style-name="P9">Realizacja umowy – pozycje …………………… – zgodnie z postanowieniami Zarządzenia Dziekana nr 6/2020</text:p>
      <text:p text:style-name="P9">Dla pozycji …………………….. należy zastosować przetarg nieograniczony</text:p>
      <text:p text:style-name="P9">Dla pozycji …………………….. należy zastosować tryb ……………………………………</text:p>
      <text:p text:style-name="P10"><text:tab/></text:p>
      <text:p text:style-name="P10"/>
      <text:p text:style-name="P10"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4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P6">*) niepotrzebne skreślić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z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loext:opacity="0%" style:font-name="Times New Roman" fo:font-size="12pt" fo:language="sz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2" fo:font-family="'Times New Roman'" style:font-family-generic="roman" style:font-pitch="variable" fo:font-size="12pt" fo:language="pl" fo:country="PL" style:font-name-asian="Times New Roman2" style:font-family-asian="'Times New Roman'" style:font-family-generic-asian="roman" style:font-pitch-asian="variable" style:font-size-asian="12pt" style:font-name-complex="Times New Roman2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mm" fo:margin-bottom="0mm" style:contextual-spacing="false" fo:padding="0mm" fo:border="none"/>
      <style:text-properties fo:color="#000000" loext:opacity="100%"/>
    </style:style>
    <style:style style:name="Mfr1" style:family="graphic" style:parent-style-name="Graphics">
      <style:graphic-properties fo:margin-left="0mm" fo:margin-right="0mm" fo:margin-top="0mm" fo:margin-bottom="0mm" style:vertical-pos="middle" style:vertical-rel="paragraph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7mm" fo:page-height="210.01mm" style:num-format="1" style:print-orientation="landscape" fo:margin-top="8.01mm" fo:margin-bottom="4.23mm" fo:margin-left="25.01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width="204.29mm" svg:height="27.15mm" draw:z-index="0"><draw:image xlink:href="Pictures/100002010000035A00000072010FEEE74DF25BA5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ytut …</dc:title>
    <dc:subject/>
    <meta:keyword/>
    <meta:initial-creator>ZKUP</meta:initial-creator>
    <meta:creation-date>2020-07-22T08:21:00</meta:creation-date>
    <dc:creator>Wojciech Krauze</dc:creator>
    <dc:date>2021-01-21T17:26:06.992807391</dc:date>
    <meta:editing-cycles>4</meta:editing-cycles>
    <meta:editing-duration>PT18S</meta:editing-duration>
    <meta:generator>LibreOffice/7.0.4.2$Linux_X86_64 LibreOffice_project/00$Build-2</meta:generator>
    <meta:document-statistic meta:table-count="2" meta:image-count="1" meta:object-count="0" meta:page-count="1" meta:paragraph-count="35" meta:word-count="187" meta:character-count="1514" meta:non-whitespace-character-count="1298"/>
  </office:meta>
</office:document-meta>
</file>